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M1_C.get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1_C.setH( List &lt; Integer &gt; 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1_C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1_C.get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1_C.setA( int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1_C.ge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1_C.get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1_C.setM( int 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1_C.setI( List &lt; Integer &gt;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1_C.setG( int 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1_C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1_C.setB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1_C.setK( int 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1_C.get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1_C.ge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1_C.ge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1_C.get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1_C.setO( in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1_C.get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1_C.setJ( int 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1_C.setF( int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1_C.setD( int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1_C.setL( int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1_C.get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1_C.setE( i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1_C.setC( in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1_C.setN( int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1_C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1_C.g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1_C.getJ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